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6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605cm" fo:padding-top="0cm" fo:padding-bottom="0cm" fo:padding-left="0cm" fo:padding-right="0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2.006cm" fo:padding-top="0cm" fo:padding-bottom="0cm" fo:padding-left="0cm" fo:padding-right="0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8.078cm" fo:padding-top="0cm" fo:padding-bottom="0cm" fo:padding-left="0cm" fo:padding-right="0cm" style:writing-mode="lr-tb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Domyślny-notes">
      <style:graphic-properties draw:fill-color="#ffffff" draw:auto-grow-height="true" fo:min-height="6.6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.5cm" svg:height="2cm" svg:x="1.499cm" svg:y="1.097cm">
          <text:p text:style-name="P1"><text:span text:style-name="T1">Przetwarzanie analog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1.499cm" svg:y2="2.098cm">
          <text:p/>
        </draw:line>
        <draw:custom-shape draw:style-name="gr3" draw:text-style-name="P2" draw:layer="layout" svg:width="3.799cm" svg:height="2cm" svg:x="6.6cm" svg:y="1.097cm">
          <text:p text:style-name="P1"><text:span text:style-name="T1">Przetwarzanie analogowo-cyfr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cm" svg:height="2cm" svg:x="11.8cm" svg:y="1.097cm">
          <text:p text:style-name="P1"><text:span text:style-name="T1">Algoryt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999cm" svg:y1="2.097cm" svg:x2="6.6cm" svg:y2="2.1cm">
          <text:p/>
        </draw:line>
        <draw:line draw:style-name="gr2" draw:text-style-name="P4" draw:layer="layout" svg:x1="10.399cm" svg:y1="2.097cm" svg:x2="11.799cm" svg:y2="2.097cm">
          <text:p/>
        </draw:line>
        <draw:line draw:style-name="gr2" draw:text-style-name="P4" draw:layer="layout" svg:x1="14cm" svg:y1="2.1cm" svg:x2="15.899cm" svg:y2="2.098cm">
          <text:p/>
        </draw:line>
        <draw:custom-shape draw:style-name="gr5" draw:text-style-name="P2" draw:layer="layout" svg:width="8.4cm" svg:height="3.301cm" svg:x="5.9cm" svg:y="0.099cm">
          <text:p text:style-name="P1"><text:span text:style-name="T1">Urządzenie „System on Chip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svg:title>TexMaths</svg:title>
          <svg:desc>12§display§s(t)§svg§600§TRUE§</svg:desc>
          <draw:path draw:style-name="gr7" draw:text-style-name="P5" draw:layer="layout" svg:width="0.155cm" svg:height="0.189cm" svg:x="0.2cm" svg:y="1.682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7" draw:text-style-name="P5" draw:layer="layout" svg:width="0.096cm" svg:height="0.418cm" svg:x="0.418cm" svg:y="1.553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7" draw:text-style-name="P5" draw:layer="layout" svg:width="0.128cm" svg:height="0.267cm" svg:x="0.549cm" svg:y="1.604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7" draw:text-style-name="P5" draw:layer="layout" svg:width="0.096cm" svg:height="0.418cm" svg:x="0.715cm" svg:y="1.553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 draw:style-name="gr6">
          <svg:title>TexMaths</svg:title>
          <svg:desc>12§display§y(t)§svg§600§TRUE§</svg:desc>
          <draw:path draw:style-name="gr7" draw:text-style-name="P5" draw:layer="layout" svg:width="0.193cm" svg:height="0.271cm" svg:x="5.1cm" svg:y="1.683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7" draw:text-style-name="P5" draw:layer="layout" svg:width="0.096cm" svg:height="0.418cm" svg:x="5.348cm" svg:y="1.554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7" draw:text-style-name="P5" draw:layer="layout" svg:width="0.128cm" svg:height="0.267cm" svg:x="5.478cm" svg:y="1.605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7" draw:text-style-name="P5" draw:layer="layout" svg:width="0.096cm" svg:height="0.418cm" svg:x="5.645cm" svg:y="1.554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 draw:style-name="gr6">
          <svg:title>TexMaths</svg:title>
          <svg:desc>12§display§x(i)§svg§600§TRUE§</svg:desc>
          <draw:path draw:style-name="gr7" draw:text-style-name="P5" draw:layer="layout" svg:width="0.209cm" svg:height="0.189cm" svg:x="10.503cm" svg:y="1.681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7" draw:text-style-name="P5" draw:layer="layout" svg:width="0.097cm" svg:height="0.418cm" svg:x="10.774cm" svg:y="1.552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7" draw:text-style-name="P5" draw:layer="layout" svg:width="0.109cm" svg:height="0.282cm" svg:x="10.908cm" svg:y="1.589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7" draw:text-style-name="P5" draw:layer="layout" svg:width="0.096cm" svg:height="0.418cm" svg:x="11.065cm" svg:y="1.552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 draw:style-name="gr6">
          <svg:title>TexMaths</svg:title>
          <svg:desc>12§display§\mathbfit{X}(i)§svg§600§TRUE§</svg:desc>
          <draw:path draw:style-name="gr7" draw:text-style-name="P5" draw:layer="layout" svg:width="0.384cm" svg:height="0.288cm" svg:x="14.407cm" svg:y="1.58cm" svg:viewBox="0 0 385 289" svg:d="M385 7c0-2-1-7-9-7-14 0-31 1-45 1-19 0-37-1-55-1-4 0-12 0-12 12 0 7 7 7 10 7 14 1 24 5 26 5-27 26-54 53-81 79-12-27-25-54-38-80 4-1 17-4 24-4 5 0 12 0 12-11 0-6-4-8-8-8-22 0-44 1-65 1-10 0-19 0-29 0s-19-1-30-1c-3 0-11 0-11 12 0 7 5 7 17 7 6 0 11 0 17 1 6 2 6 2 8 6 20 41 39 82 59 122-36 35-71 70-107 105-7 7-15 15-52 15-9 0-16 0-16 12 0 4 2 9 8 9 11 0 36-2 47-2 18 1 36 1 54 2 4 0 12 0 12-12 0-9-7-9-11-9-8 0-17-1-25-3 33-33 66-66 98-99 16 34 32 67 48 100-8 1-14 2-25 2-3 0-12 0-12 12 0 1 0 9 10 9 21-1 43-1 64-2 10 0 20 0 29 0 10 0 19 2 29 2 4 0 12 0 12-12 0-9-6-9-17-9-6 0-9 0-17 0-6-1-6-1-9-7-22-46-44-93-66-139 18-18 37-37 55-55 9-9 18-18 26-26 17-16 22-21 66-22 8 0 9-11 9-12z">
            <text:p/>
          </draw:path>
          <draw:path draw:style-name="gr7" draw:text-style-name="P5" draw:layer="layout" svg:width="0.097cm" svg:height="0.418cm" svg:x="14.846cm" svg:y="1.554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7" draw:text-style-name="P5" draw:layer="layout" svg:width="0.109cm" svg:height="0.282cm" svg:x="14.98cm" svg:y="1.591cm" svg:viewBox="0 0 110 283" svg:d="M107 14c0-8-6-14-16-14-11 0-23 11-23 22 0 8 6 15 17 15 10 0 22-9 22-23zM110 218c0-5-3-5-5-5-3 0-3 1-6 7-7 27-21 53-43 53-7 0-9-5-9-14 0-10 2-16 12-42 5-15 11-30 17-45 4-12 4-13 8-24 3-8 6-14 6-22 0-18-13-34-35-34-39 0-55 61-55 65 0 3 3 2 5 3 3 0 5-1 7-7 11-39 28-52 42-52 4 0 11 0 11 14 0 8-4 17-5 22-4 10-23 59-29 77-5 11-9 24-9 34 0 19 14 35 33 35 40 0 55-61 55-65z">
            <text:p/>
          </draw:path>
          <draw:path draw:style-name="gr7" draw:text-style-name="P5" draw:layer="layout" svg:width="0.096cm" svg:height="0.418cm" svg:x="15.137cm" svg:y="1.554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4-04-22T21:22:52.619057808</dc:date>
    <dc:creator>Łukasz Dróżdż</dc:creator>
    <meta:editing-duration>PT1H13M45S</meta:editing-duration>
    <meta:editing-cycles>26</meta:editing-cycles>
    <meta:generator>LibreOffice/24.2.0.3$Linux_X86_64 LibreOffice_project/420$Build-3</meta:generator>
    <meta:document-statistic meta:object-count="48"/>
  </office:meta>
</office:document-meta>
</file>